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Heading_20_1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ysczq77tqv0e"/><text:span text:style-name="T1">INSTITUTO FEDERAL DE PERNAMBUCO</text:span></text:p>
      <text:p text:style-name="P1"><text:span text:style-name="T2">INFORMÁTICA PARA INTERNET</text:span></text:p>
      <text:p text:style-name="P2"/>
      <text:p text:style-name="P2"/>
      <text:p text:style-name="P2"/>
      <text:p text:style-name="P1"><text:span text:style-name="T2">PAULO HENRIQUE DA SILVA JÚNIOR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O IMPACTO DA TECNOLOGIA NA CONTEMPORANEIDADE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2">JABOATÃO DOS GUARARAPES - PE</text:span></text:p>
      <text:p text:style-name="P1"><text:span text:style-name="T2">2023</text:span></text:p>
      <text:p text:style-name="P2"/>
      <text:p text:style-name="P2"/>
      <text:p text:style-name="P2"/>
      <text:p text:style-name="P2"/>
      <text:p text:style-name="P2"/>
      <text:p text:style-name="P1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07in" fo:margin-bottom="0.7866in" fo:margin-left="1.1807in" fo:margin-right="0.7866in" style:writing-mode="lr-tb" style:layout-grid-color="#c0c0c0" style:layout-grid-lines="2470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7" meta:word-count="24" meta:character-count="163" meta:non-whitespace-character-count="144"/>
    <meta:generator>LibreOfficeDev/6.0.5.2$Linux_X86_64 LibreOffice_project/</meta:generator>
  </office:meta>
</office:document-meta>
</file>